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1" style:family="table-column">
      <style:table-column-properties fo:break-before="auto" style:column-width="69.11mm"/>
    </style:style>
    <style:style style:name="co52" style:family="table-column">
      <style:table-column-properties fo:break-before="auto" style:column-width="165.88mm"/>
    </style:style>
    <style:style style:name="co53" style:family="table-column">
      <style:table-column-properties fo:break-before="auto" style:column-width="56.94mm"/>
    </style:style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81" style:family="table-column">
      <style:table-column-properties fo:break-before="auto" style:column-width="164.2mm"/>
    </style:style>
    <style:style style:name="co82" style:family="table-column">
      <style:table-column-properties fo:break-before="auto" style:column-width="181.35mm"/>
    </style:style>
    <style:style style:name="co83" style:family="table-column">
      <style:table-column-properties fo:break-before="auto" style:column-width="53.9mm"/>
    </style:style>
    <style:style style:name="co84" style:family="table-column">
      <style:table-column-properties fo:break-before="auto" style:column-width="54.45mm"/>
    </style:style>
    <style:style style:name="co85" style:family="table-column">
      <style:table-column-properties fo:break-before="auto" style:column-width="132.96mm"/>
    </style:style>
    <style:style style:name="co86" style:family="table-column">
      <style:table-column-properties fo:break-before="auto" style:column-width="50.31mm"/>
    </style:style>
    <style:style style:name="co87" style:family="table-column">
      <style:table-column-properties fo:break-before="auto" style:column-width="53.34mm"/>
    </style:style>
    <style:style style:name="co88" style:family="table-column">
      <style:table-column-properties fo:break-before="auto" style:column-width="130.21mm"/>
    </style:style>
    <style:style style:name="co89" style:family="table-column">
      <style:table-column-properties fo:break-before="auto" style:column-width="54.17mm"/>
    </style:style>
    <style:style style:name="co90" style:family="table-column">
      <style:table-column-properties fo:break-before="auto" style:column-width="123.3mm"/>
    </style:style>
    <style:style style:name="co91" style:family="table-column">
      <style:table-column-properties fo:break-before="auto" style:column-width="61.65mm"/>
    </style:style>
    <style:style style:name="co92" style:family="table-column">
      <style:table-column-properties fo:break-before="auto" style:column-width="52.25mm"/>
    </style:style>
    <style:style style:name="co93" style:family="table-column">
      <style:table-column-properties fo:break-before="auto" style:column-width="148.45mm"/>
    </style:style>
    <style:style style:name="co94" style:family="table-column">
      <style:table-column-properties fo:break-before="auto" style:column-width="146.24mm"/>
    </style:style>
    <style:style style:name="co95" style:family="table-column">
      <style:table-column-properties fo:break-before="auto" style:column-width="58.05mm"/>
    </style:style>
    <style:style style:name="co96" style:family="table-column">
      <style:table-column-properties fo:break-before="auto" style:column-width="63.85mm"/>
    </style:style>
    <style:style style:name="co97" style:family="table-column">
      <style:table-column-properties fo:break-before="auto" style:column-width="142.1mm"/>
    </style:style>
    <style:style style:name="co98" style:family="table-column">
      <style:table-column-properties fo:break-before="auto" style:column-width="51.42mm"/>
    </style:style>
    <style:style style:name="co99" style:family="table-column">
      <style:table-column-properties fo:break-before="auto" style:column-width="50.85mm"/>
    </style:style>
    <style:style style:name="co100" style:family="table-column">
      <style:table-column-properties fo:break-before="auto" style:column-width="45.05mm"/>
    </style:style>
    <style:style style:name="co101" style:family="table-column">
      <style:table-column-properties fo:break-before="auto" style:column-width="64.14mm"/>
    </style:style>
    <style:style style:name="co102" style:family="table-column">
      <style:table-column-properties fo:break-before="auto" style:column-width="123.58mm"/>
    </style:style>
    <style:style style:name="co103" style:family="table-column">
      <style:table-column-properties fo:break-before="auto" style:column-width="47.82mm"/>
    </style:style>
    <style:style style:name="co40" style:family="table-column">
      <style:table-column-properties fo:break-before="auto" style:column-width="37.87mm"/>
    </style:style>
    <style:style style:name="co4" style:family="table-column">
      <style:table-column-properties fo:break-before="auto" style:column-width="22.58mm"/>
    </style:style>
    <style:style style:name="co41" style:family="table-column">
      <style:table-column-properties fo:break-before="auto" style:column-width="39.79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6" style:family="table-column">
      <style:table-column-properties fo:break-before="auto" style:column-width="34.27mm"/>
    </style:style>
    <style:style style:name="co33" style:family="table-column">
      <style:table-column-properties fo:break-before="auto" style:column-width="32.61mm"/>
    </style:style>
    <style:style style:name="co47" style:family="table-column">
      <style:table-column-properties fo:break-before="auto" style:column-width="48.37mm"/>
    </style:style>
    <style:style style:name="co26" style:family="table-column">
      <style:table-column-properties fo:break-before="auto" style:column-width="31.24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co117" style:family="table-column">
      <style:table-column-properties fo:break-before="auto" style:column-width="52.51mm"/>
    </style:style>
    <style:style style:name="co118" style:family="table-column">
      <style:table-column-properties fo:break-before="auto" style:column-width="126.33mm"/>
    </style:style>
    <style:style style:name="co119" style:family="table-column">
      <style:table-column-properties fo:break-before="auto" style:column-width="45.61mm"/>
    </style:style>
    <style:style style:name="co120" style:family="table-column">
      <style:table-column-properties fo:break-before="auto" style:column-width="62.74mm"/>
    </style:style>
    <style:style style:name="co121" style:family="table-column">
      <style:table-column-properties fo:break-before="auto" style:column-width="144.85mm"/>
    </style:style>
    <style:style style:name="co122" style:family="table-column">
      <style:table-column-properties fo:break-before="auto" style:column-width="49.48mm"/>
    </style:style>
    <style:style style:name="co123" style:family="table-column">
      <style:table-column-properties fo:break-before="auto" style:column-width="59.16mm"/>
    </style:style>
    <style:style style:name="co124" style:family="table-column">
      <style:table-column-properties fo:break-before="auto" style:column-width="144.3mm"/>
    </style:style>
    <style:style style:name="co125" style:family="table-column">
      <style:table-column-properties fo:break-before="auto" style:column-width="39.25mm"/>
    </style:style>
    <style:style style:name="co126" style:family="table-column">
      <style:table-column-properties fo:break-before="auto" style:column-width="125.24mm"/>
    </style:style>
    <style:style style:name="co127" style:family="table-column">
      <style:table-column-properties fo:break-before="auto" style:column-width="40.08mm"/>
    </style:style>
    <style:style style:name="co128" style:family="table-column">
      <style:table-column-properties fo:break-before="auto" style:column-width="56.39mm"/>
    </style:style>
    <style:style style:name="co129" style:family="table-column">
      <style:table-column-properties fo:break-before="auto" style:column-width="128.55mm"/>
    </style:style>
    <style:style style:name="co130" style:family="table-column">
      <style:table-column-properties fo:break-before="auto" style:column-width="43.39mm"/>
    </style:style>
    <style:style style:name="co131" style:family="table-column">
      <style:table-column-properties fo:break-before="auto" style:column-width="57.5mm"/>
    </style:style>
    <style:style style:name="co132" style:family="table-column">
      <style:table-column-properties fo:break-before="auto" style:column-width="125.5mm"/>
    </style:style>
    <style:style style:name="co133" style:family="table-column">
      <style:table-column-properties fo:break-before="auto" style:column-width="149mm"/>
    </style:style>
    <style:style style:name="co134" style:family="table-column">
      <style:table-column-properties fo:break-before="auto" style:column-width="127.16mm"/>
    </style:style>
    <style:style style:name="co135" style:family="table-column">
      <style:table-column-properties fo:break-before="auto" style:column-width="59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37">
      <style:text-properties style:text-position=""/>
    </style:style>
    <style:style style:name="ce7" style:family="table-cell" style:parent-style-name="Default" style:data-style-name="N0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37"/>
    <style:style style:name="ce11" style:family="table-cell" style:parent-style-name="Default" style:data-style-name="N0"/>
    <style:style style:name="ce1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1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69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457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236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592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y Lou McDonald”, gender: “Female”, party: “SF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schal Donohoe”, gender: “Male”, party: “FG“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een O'Sullivan”, gender: “Female”, party: “IND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Gannon”, gender: “Male”, party: “S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y Burke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Fitzpatrick”, gender: “Female”, party: “FF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ostello”, gender: “Male”, party: “LAB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eran Perry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na O'Dwyer”, gender: “Female”, party: “AAA-PB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Noel Smyth”, gender: “Male”, party: “G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qui Gilbourne”, gender: “Female”, party: “RN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Éilis Ryan”, gender: “Female”, party: “W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rry Guinan”, gender: “Fe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Male”, party: “IND”, status: “excluded”</text:p>
          </table:table-cell>
          <table:table-cell office:value-type="string" calcext:value-type="string">
            <text:p>, con: “Dublin Central” });</text:p>
          </table:table-cell>
        </table:table-row>
      </table:table>
      <table:table table:name="Sheet13" table:style-name="ta1"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Fin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34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0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06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arragh O'Brien”, gender: “Male”, party: “F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Daly”, gender: “Female”, party: “IND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Farrell”, gender: “Male”, party: “FG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Ryan”, gender: “Male”, party: “LAB“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uise O'Reilly”, gender: “Female”, party: “S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Reilly”, gender: “Male”, party: “FG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Clifford-Lee”, gender: “Female”, party: “FF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ry Marti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Brien”, gender: “Male”, party: “G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urphy”, gender: “Male”, party: “IA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Molloy”, gender: “RN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ry Kelleher”, gender: “Male”, party: “AAA-PB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lyn Fuller”, gender: “Fe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us De Bru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O'Connell”, gender: “Male”, party: “IND”, status: “excluded”</text:p>
          </table:table-cell>
          <table:table-cell office:value-type="string" calcext:value-type="string">
            <text:p>, con: “Dublin Fingal” });</text:p>
          </table:table-cell>
        </table:table-row>
      </table:table>
      <table:table table:name="Sheet14" table:style-name="ta1"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Mid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9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1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6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oin Ó Broin”, gender: “Male”, party: “S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urran”, gender: “Male”, party: “F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es Fitzgerald”, gender: “Male”, party: “FG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no Kenny”, gender: “Male”, party: “AAA-PBP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McNally”, gender: “Female”, party: “S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Keating”, gender: “Male”, party: “FG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Gogarty”, gender: “Male”, party: “IA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na Tuffy”, gender: “Female”, party: “LAB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Timmons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ennessy”, gender: “Female”, party: “W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Kivlehan”, gender: “Male”, party: “G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Leonard”, gender: “Fe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Akpoveta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aroon Khan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Healy”, gender: “Male”, party: “DDI”, status: “excluded“</text:p>
          </table:table-cell>
          <table:table-cell office:value-type="string" calcext:value-type="string">
            <text:p>, con: “Dublin Mid-West” });</text:p>
          </table:table-cell>
        </table:table-row>
      </table:table>
      <table:table table:name="Sheet15" table:style-name="ta1">
        <table:table-column table:style-name="co83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04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7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2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ssie Ellis”, gender: “Male”, party: “SF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óisín Shortall”, gender: “Female”, party: “SD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Rock”, gender: “Male”, party: “FG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McAuliffe”, gender: “Male”, party: “F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LAB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leen Carney-Boud”, gender: “Female”, party: “S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ew Keegan”, gender: “Male”, party: “AAA-PB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Hughes”, gender: “Male”, party: “IND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ine Conroy”, gender: “Female”, party: “G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ignam”, gender: “Male”, party: “W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North-West” });</text:p>
          </table:table-cell>
        </table:table-row>
      </table:table>
      <table:table table:name="Sheet16" table:style-name="ta1">
        <table:table-column table:style-name="co92" table:default-cell-style-name="Default"/>
        <table:table-column table:style-name="co93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Rathdow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7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234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2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09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7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Ross”, gender: “Male”, party: “IA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sepha Madigan”, gender: “Female”, party: “FG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Martin”, gender: “Female”, party: “GP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Shatter”, gender: “Male”, party: “FG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White”, gender: “Female”, party: “F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 White”, gender: “Male”, party: “LAB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orcha Nic Cormaic”, gender: “Female”, party: “S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Mathews”, gender: “Male”, party: “IND”,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Daveron”, gender: “Male”, party: “RN”, status: “excluded”</text:p>
          </table:table-cell>
          <table:table-cell office:value-type="string" calcext:value-type="string">
            <text:p>, con: “Dublin Rathdown” });</text:p>
          </table:table-cell>
        </table:table-row>
      </table:table>
      <table:table table:name="Sheet17" table:style-name="ta1">
        <table:table-column table:style-name="co64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8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494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9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28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57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Byrne”, gender: “Female”, party: “FG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Ó Snodaigh”, gender: “Male”, party: “SF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Collins”, gender: “Female”, party: “IND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íd Smith”, gender: “Female”, party: “AAA-PBP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Ardagh”, gender: “Female”, party: “F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ric Byrne”, gender: “Male”, party: “LAB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e Devine”, gender: “Female”, party: “S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am Coyne”, gender: “Male”, party: “S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and”, gender: “Male”, party: “IN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isín Ó hAlmhain”, gender: “Male”, party: “GP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Gargan”, gender: “Male”, party: “RN“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eville Bradley”, gender: “Male”, party: “DDI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Murray”, gender: “Male”, party: “IND”, status: “excluded” </text:p>
          </table:table-cell>
          <table:table-cell office:value-type="string" calcext:value-type="string">
            <text:p>, con: “Dublin South-Central” });</text:p>
          </table:table-cell>
        </table:table-row>
      </table:table>
      <table:table table:name="Sheet18" table:style-name="ta1"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54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aul Murphy”, gender: “Male”, party: “AAA-PBP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ahart”, gender: “Male”, party: “F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Crowe”, gender: “Male”, party: “S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Brophy”, gender: “Male”, party: “FG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erine Zappone”, gender: “Female”, party: “IND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Dermody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mela Kearns”, gender: “Fe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ndra Fay”, gender: “Female”, party: “AAA-PB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nan McMahon”, gender: “Male”, party: “RN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Holland”, gender: “Female”, party: “SF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O'Donovan”, gender: “Female”, party: “IA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Duff”, gender: “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n Malon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Duffy”, gender: “Male”, party: “G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ren Warren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urke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Sinclair”, gender: “Male”, party: “DDI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Adam Quigl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Summerville Molloy”, gender: “Fe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Gorman”, gender: “Male”, party: “IND”, status: “excluded”</text:p>
          </table:table-cell>
          <table:table-cell office:value-type="string" calcext:value-type="string">
            <text:p>, con: “Dublin South-West” });</text:p>
          </table:table-cell>
        </table:table-row>
      </table:table>
      <table:table table:name="Sheet19" table:style-name="ta1">
        <table:table-column table:style-name="co99" table:default-cell-style-name="Default"/>
        <table:table-column table:style-name="co43" table:default-cell-style-name="Default"/>
        <table:table-column table:style-name="co10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3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9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39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Leo Varadkar”, gender: “Male”, party: “FG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th Coppinger”, gender: “Female”, party: “AAA-PBP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k Chambers”, gender: “Male”, party: “FF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Burton”, gender: “Female”, party: “LAB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Donnelly”, gender: “Male”, party: “SF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McGuinness”, gender: “Male”, party: “IA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deric O'Gorman”, gender: “Male”, party: “GP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J Clare”, gender: “Male”, party: “IND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Noone”, gender: “Female”, party: “FG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 O'Brien”, gender: “Male”, party: “RN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Casey”, gender: “Male”, party: “IND”, status: “excluded”</text:p>
          </table:table-cell>
          <table:table-cell office:value-type="string" calcext:value-type="string">
            <text:p>, con: “Dublin West” });</text:p>
          </table:table-cell>
        </table:table-row>
      </table:table>
      <table:table table:name="Sheet20" table:style-name="ta1"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ún Laoghai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24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48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oyd-Barrett”, gender: “Male”, party: “AAA-PBP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Barrett”, gender: “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a Bailey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itchell O'Connor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anafin”, gender: “Fe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rie Smyth”, gender: “Female”, party: “LAB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Devlin”, gender: “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ssian Smyth”, gender: “Male”, party: “GP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 Hunt”, gender: “Female”, party: “IA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O'Brien”, gender: ”Male”, party: “S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Cronin”, gender: “Male”, party: “RN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ymond Whitehead”, gender: “Male”, party: “DDI”, status: “excluded”</text:p>
          </table:table-cell>
          <table:table-cell office:value-type="string" calcext:value-type="string">
            <text:p>, con: “Dún Laoghaire” });</text:p>
          </table:table-cell>
        </table:table-row>
      </table:table>
      <table:table table:name="Sheet21" table:style-name="ta1"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843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7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5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3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Canney”, gender: “Male”, party: “IA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 Rabbitte”, gender: “Female”, party: “FF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Cannon”, gender: “Male”, party: “FG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onnaughton”, gender: “Male”, party: “FG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Keaveney”, gender: “Male”, party: “F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iggins”, gender: “Female”, party: “LAB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marie Roche”, gender: “Female”, party: “S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'Stroke' Fahy”, gender: “Male”, party: “IND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éad Ní Chróinín”, gender: “Female”, party: “GP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Melia”, gender: “Male”, party: “DDI”, status: “excluded” </text:p>
          </table:table-cell>
          <table:table-cell office:value-type="string" calcext:value-type="string">
            <text:p>, con: “Galway East” })</text:p>
          </table:table-cell>
        </table:table-row>
      </table:table>
      <table:table table:name="Sheet22" table:style-name="ta1"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37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4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7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Éamon Ó Cuív”, gender: “Male”, party: “FF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realish”, gender: “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Kyne”, gender: “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Connolly”, gender: “Fe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ildegarde Naughton”, gender: “Fe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evor Ó Clochartaigh”, gender: “Male”, party: “S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Mahony”, gender: “Male”, party: “FG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onnolly”, gender: “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ll Ó Tuathail”, gender: “Male”, party: “S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Nolan”, gender: “Male”, party: “LAB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ade”, gender: “Fe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Cubbard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Sheridan”, gender: “Male”, party: “GP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delma Healy-Eames”, gender: “Fe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Charit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Holohan”, gender: “Male”, party: “AAA-PBP“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cola Daveron”, gender: “Female”, party: “RN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Rodd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airí O'Neill”, gender: “Male”, party: “DDI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Feeney”, gender: “Male”, party: “IND”, status: “excluded”</text:p>
          </table:table-cell>
          <table:table-cell office:value-type="string" calcext:value-type="string">
            <text:p>, con: “Galway West” })</text:p>
          </table:table-cell>
        </table:table-row>
      </table:table>
      <table:table table:name="Sheet23" table:style-name="ta1"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err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275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7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927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321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Griffin”, gender: “Male”, party: “FG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nny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tin Ferris”, gender: “Male”, party: “S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Brassil”, gender: “Male”, party: “F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eenihan”, gender: “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rthur Spring”, gender: “Male”, party: “LAB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ma Moriarty”, gender: “Female”, party: “FF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Gorman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Finucane”, gender: “Male”, party: “AAA-PB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itzgerald”, gender: “Male”, party: “G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al Corcoran”, gender: “Male”, party: “RN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race O'Donnell”, gender: “Fe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E Fitzgibbon”, gender: “Fe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Murphy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nry Gaynor”, gender: “Male”, party: “IND”, status: “excluded”</text:p>
          </table:table-cell>
          <table:table-cell office:value-type="string" calcext:value-type="string">
            <text:p>, con: “Kerry” })</text:p>
          </table:table-cell>
        </table:table-row>
      </table:table>
      <table:table table:name="Sheet24" table:style-name="ta1">
        <table:table-column table:style-name="co99" table:default-cell-style-name="Default"/>
        <table:table-column table:style-name="co126" table:default-cell-style-name="Default"/>
        <table:table-column table:style-name="co127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7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9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893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8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Murphy”, gender: “Female”, party: “SD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Lawless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ard Durkan”, gender: “Male”, party: “FG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Rourke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thony Lawlor”, gender: “Male”, party: “FG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 Stagg”, gender: “Male”, party: “LAB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éada Cronin”, gender: “Female”, party: “SF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bh Ní Fhallúin”, gender: “Female”, party: “G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Young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Fitzgerald”, gender: “Male”, party: “RN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shling Merriman”, gender: “Female”, party: “AAA-PB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Beir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ard Dun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O'Sullivan”, gender: “Female”, party: “IND”, status: “excluded”</text:p>
          </table:table-cell>
          <table:table-cell office:value-type="string" calcext:value-type="string">
            <text:p>, con: “Kildare North” })</text:p>
          </table:table-cell>
        </table:table-row>
      </table:table>
      <table:table table:name="Sheet25" table:style-name="ta1"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591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67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19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tin Heydon”, gender: “Male”, party: “FG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O'Loughlin”, gender: “Fe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Fearghaíl”, gender: “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Wall”, gender: “Male”, party: “LAB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ia Ryan”, gender: “Female”, party: “SF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McLoughlin-Healy”, gender: “Female”, party: “FG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Crowe”, gender: “Male”, party: “IND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uzanne McEneaney”, gender: “Female”, party: “GP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Kennedy”, gender: “Female”, party: “RN”, status: “excluded”</text:p>
          </table:table-cell>
          <table:table-cell office:value-type="string" calcext:value-type="string">
            <text:p>, con: “Kildare South” })</text:p>
          </table:table-cell>
        </table:table-row>
      </table:table>
      <table:table table:name="Sheet26" table:style-name="ta1">
        <table:table-column table:style-name="co131" table:default-cell-style-name="Default"/>
        <table:table-column table:style-name="co132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aois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ate = </text:p>
          </table:table-cell>
          <table:table-cell office:value-type="string" calcext:value-type="string">
            <text:p>“632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886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Fleming”, gender: “Male”, party: “FF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Stanley”, gender: “Male”, party: “SF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Flanagan”, gender: “Male”, party: “FG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ina Connell”, gender: “Female”, party: “FG”, status: “exclud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helan”, gender: “Male”, party: “LAB”, status: “exclud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nead Moore”, gender: “Female”, party: “GP”, status: “excluded”</text:p>
          </table:table-cell>
          <table:table-cell office:value-type="string" calcext:value-type="string">
            <text:p>, con: “Laois” })</text:p>
          </table:table-cell>
        </table:table-row>
      </table:table>
      <table:table table:name="Sheet27" table:style-name="ta1">
        <table:table-column table:style-name="co89" table:default-cell-style-name="Default"/>
        <table:table-column table:style-name="co118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imerick Cit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556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76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3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Willie O'Dea”, gender: “Male”, party: “FF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ice Quinlivan”, gender: “Male”, party: “SF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Noonan”, gender: “Male”, party: “FG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n O'Sullivan”, gender: “Female”, party: “LAB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O'Donnell”, gender: “Male”, party: “FG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Prendiville”, gender: “Male”, party: “AAA-PBP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Jane Hennelly”, gender: “Female”, party: “S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Gaffney”, gender: “Male”, party: “GP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a Bennis”, gender: “Female”, party: “C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mond J Hayes”, gender: “Male”, party: “IN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 Riordan”, gender: “Male”, party: “IND”, status: “excluded”</text:p>
          </table:table-cell>
          <table:table-cell office:value-type="string" calcext:value-type="string">
            <text:p>, con: “Limerick City” })</text:p>
          </table:table-cell>
        </table:table-row>
      </table:table>
      <table:table table:name="Sheet28" table:style-name="ta1">
        <table:table-column table:style-name="co89" table:default-cell-style-name="Default"/>
        <table:table-column table:style-name="co133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imerick Count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63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441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04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Niall Collins”, gender: “Male”, party: “FF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Neville”, gender: “Male”, party: “FG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O'Donovan”, gender: “Male”, party: “FG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O'Brien”, gender: “Male”, party: “IN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Heffernan”, gender: “Male”, party: “S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Browne”, gender: “Male”, party: “SF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O'Donoghue”, gender: “Male”, party: “IN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ander Cosgrave”, gender: “Male”, party: “GP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Keogh”, gender: “Male”, party: “DDI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Gorman”, gender: “Male”, party: “IND”, status: “excluded”</text:p>
          </table:table-cell>
          <table:table-cell office:value-type="string" calcext:value-type="string">
            <text:p>, con: “Limerick County” })</text:p>
          </table:table-cell>
        </table:table-row>
      </table:table>
      <table:table table:name="Sheet29" table:style-name="ta1">
        <table:table-column table:style-name="co53" table:default-cell-style-name="Default"/>
        <table:table-column table:style-name="co134" table:default-cell-style-name="Default"/>
        <table:table-column table:style-name="co135" table:default-cell-style-name="Default"/>
        <table:table-row table:style-name="ro1">
          <table:table-cell/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/>
          <table:table-cell table:style-name="ce10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/>
          <table:table-cell table:style-name="ce1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/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/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/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/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0:46:22.1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8T12:16:35.953000000</dc:date>
    <meta:editing-duration>PT8H20M13S</meta:editing-duration>
    <meta:editing-cycles>262</meta:editing-cycles>
    <meta:generator>LibreOffice/5.1.0.3$Windows_x86 LibreOffice_project/5e3e00a007d9b3b6efb6797a8b8e57b51ab1f737</meta:generator>
    <meta:document-statistic meta:table-count="40" meta:cell-count="2242" meta:object-count="0"/>
  </office:meta>
</office:document-meta>
</file>